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Fri Jan 29 03:23:50 2016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Fri Jan 29 03:23:50 2016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path id="polygon3054" draw:style-name="style0" draw:layer="layout" svg:x="1.386cm" svg:y="0.207cm" svg:width="6.227cm" svg:height="5.405cm" svg:viewBox="0.0 0.0 6228.000 5406.000" svg:d="M 6495.000 1107.000 L 5931.000 2157.000 L 5244.000 714.000 L 5406.000 2298.000 L 2772.000 414.000 L 5022.000 2682.000 L 3270.000 2502.000 L 4881.000 3207.000 L 2904.000 4113.000 L 5022.000 3732.000 L 4158.000 4962.000 L 5406.000 4116.000 L 5226.000 5819.999 L 5931.000 4257.000 L 6372.000 4863.000 L 6455.999 4116.000 L 8301.000 5624.999 L 6840.000 3732.000 L 9000.000 4122.000 L 6981.000 3207.000 L 7785.000 2715.000 L 6840.000 2682.000 L 8190.000 831.000 L 6455.999 2298.000 L 6495.000 1107.000 Z">
          <!-- 25 nodes -->
        </draw:path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Fri Jan 29 03:23:50 2016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00000" draw:fill-opacity="100.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Fri Jan 29 03:23:50 2016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